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2" style:family="paragraph" style:parent-style-name="Standard">
      <style:text-properties officeooo:paragraph-rsid="00fa82ed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Mono" fo:font-size="10pt" fo:background-color="#81d41a" loext:char-shading-value="0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52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6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69">room83<text:tab/>defb ":::THE:WEST:TOWER:::",mend</text:p>
      <text:p text:style-name="P72"><text:span text:style-name="T4">room84<text:tab/>defb "THE:CASTLE:STAIRCASE",mend</text:span>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39"><text:tab/>if computer=spectrum</text:p>
      <text:p text:style-name="P39"><text:tab/>org beforerelocate</text:p>
      <text:p text:style-name="P39"><text:tab/>endif</text:p>
      <text:p text:style-name="P16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39"><text:tab/>call store_sprite_vars1</text:p>
      <text:p text:style-name="P16"><text:tab/>call plotattris</text:p>
      <text:p text:style-name="P16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6"/>
      <text:p text:style-name="P52"><text:tab/>xor a</text:p>
      <text:p text:style-name="P52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2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7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70"><text:tab/>dec a</text:p>
      <text:p text:style-name="P70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70"><text:tab/>ld a,(keybyte)</text:p>
      <text:p text:style-name="P70"><text:tab/>bit 3,a</text:p>
      <text:p text:style-name="P70"><text:tab/>jr z,notfacing</text:p>
      <text:p text:style-name="P70"><text:tab/>ld a,255</text:p>
      <text:p text:style-name="P70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3"><text:tab/>call pickupcoins</text:p>
      <text:p text:style-name="P3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70"><text:tab/>ld a,1</text:p>
      <text:p text:style-name="P70"><text:tab/>ld (dontupdatedizzy),a</text:p>
      <text:p text:style-name="P70"><text:tab/>ld hl,deadwindow</text:p>
      <text:p text:style-name="P70"><text:tab/>call prtmessage</text:p>
      <text:p text:style-name="P70"><text:tab/>ld hl,(killedmess)</text:p>
      <text:p text:style-name="P70"><text:tab/>call prtmessage</text:p>
      <text:p text:style-name="P3"><text:tab/></text:p>
      <text:p text:style-name="P71"><text:tab/>ld a,2</text:p>
      <text:p text:style-name="P68"><text:tab/>call finishmusic</text:p>
      <text:p text:style-name="P3"/>
      <text:p text:style-name="P71"><text:tab/>ld a,1</text:p>
      <text:p text:style-name="P71"><text:soft-page-break/><text:tab/>ld (killed),a<text:tab/><text:tab/>;;so music does not restart</text:p>
      <text:p text:style-name="P3"/>
      <text:p text:style-name="P70"><text:tab/>call waitforkey</text:p>
      <text:p text:style-name="P3"/>
      <text:p text:style-name="P3"><text:tab/>call ruboutdizzy</text:p>
      <text:p text:style-name="P3"/>
      <text:p text:style-name="P70"><text:tab/>ld a,(lives)</text:p>
      <text:p text:style-name="P70"><text:tab/>and a</text:p>
      <text:p text:style-name="P70"><text:tab/>jp nz,nextlife</text:p>
      <text:p text:style-name="P3"/>
      <text:p text:style-name="P3"/>
      <text:p text:style-name="P24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2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2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2"><text:tab/>push ix</text:p>
      <text:p text:style-name="P16"><text:tab/>ld hl,resetrous</text:p>
      <text:p text:style-name="P16"><text:tab/>call z,jumptoroutine</text:p>
      <text:p text:style-name="P52"><text:tab/>pop ix</text:p>
      <text:p text:style-name="P34">notprintyet</text:p>
      <text:p text:style-name="P62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2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2"><text:tab/>push ix</text:p>
      <text:p text:style-name="P16"><text:tab/>ld hl,movingrous</text:p>
      <text:p text:style-name="P16"><text:tab/>call z,jumptoroutine</text:p>
      <text:p text:style-name="P52"><text:tab/>pop ix</text:p>
      <text:p text:style-name="P34">notinthisroom</text:p>
      <text:p text:style-name="P62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8">collidewithdizzy3</text:p>
      <text:p text:style-name="P8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8">collidewithdizzy16</text:p>
      <text:p text:style-name="P8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8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2"><text:tab/>if seeproxbox=0</text:p>
      <text:p text:style-name="P3">proximitycollide</text:p>
      <text:p text:style-name="P52"><text:tab/>endif</text:p>
      <text:p text:style-name="P8">joinprox</text:p>
      <text:p text:style-name="P8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8">collision</text:p>
      <text:p text:style-name="P8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8">collidex1</text:p>
      <text:p text:style-name="P8"><text:tab/>dec a</text:p>
      <text:p text:style-name="P3"><text:tab/>add a,e</text:p>
      <text:p text:style-name="P3"><text:tab/>ret nc</text:p>
      <text:p text:style-name="P3"/>
      <text:p text:style-name="P8">collidey</text:p>
      <text:p text:style-name="P8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8">collidey1</text:p>
      <text:p text:style-name="P8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5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6"><text:tab/>call frame</text:p>
      <text:p text:style-name="P52"><text:tab/>pop ix</text:p>
      <text:p text:style-name="P52"><text:tab/>push ix</text:p>
      <text:p text:style-name="P52"><text:tab/>bit 5,(ix+colour)</text:p>
      <text:p text:style-name="P52"><text:tab/>call nz,plotattris2</text:p>
      <text:p text:style-name="P52"><text:tab/>pop ix</text:p>
      <text:p text:style-name="P16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8">pickupcoins</text:p>
      <text:p text:style-name="P8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8">testpickupcoin</text:p>
      <text:p text:style-name="P8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8">notovercoin</text:p>
      <text:p text:style-name="P8"><text:tab/>pop bc</text:p>
      <text:p text:style-name="P8">nocoinhere</text:p>
      <text:p text:style-name="P8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3"><text:tab/>push bc</text:p>
      <text:p text:style-name="P52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39"><text:tab/>call store_sprite_vars</text:p>
      <text:p text:style-name="P16"><text:tab/>call frame</text:p>
      <text:p text:style-name="P52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2"><text:tab/>ld de,3</text:p>
      <text:p text:style-name="P52"><text:tab/>add ix,de</text:p>
      <text:p text:style-name="P52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2"><text:tab/>ld b,a</text:p>
      <text:p text:style-name="P33">updateflamelp</text:p>
      <text:p text:style-name="P53"><text:tab/>push bc</text:p>
      <text:p text:style-name="P16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2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6"><text:tab/>ld e,(ix+0)</text:p>
      <text:p text:style-name="P16"><text:tab/>ld l,(ix+1)</text:p>
      <text:p text:style-name="P16"><text:tab/>ld a,115</text:p>
      <text:p text:style-name="P53">simprintflame</text:p>
      <text:p text:style-name="P53"><text:tab/>push ix</text:p>
      <text:p text:style-name="P39"><text:tab/>call store_sprite_vars</text:p>
      <text:p text:style-name="P16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39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3"><text:tab/>pop hl</text:p>
      <text:p text:style-name="P52"><text:tab/>ld hl,lookatpicturemess</text:p>
      <text:p text:style-name="P52"><text:tab/>if computer=spectrum</text:p>
      <text:p text:style-name="P3"><text:tab/>ld a,1</text:p>
      <text:p text:style-name="P3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jp dotreasurepic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2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39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16"><text:tab/>ld a,(roomno)</text:p>
      <text:p text:style-name="P16"><text:tab/>cp 3</text:p>
      <text:p text:style-name="P16"><text:tab/>ld a,%01000111</text:p>
      <text:p text:style-name="P16"><text:tab/>jp nz,clearattris</text:p>
      <text:p text:style-name="P16"><text:tab/>ld a,%01000010</text:p>
      <text:p text:style-name="P16"><text:tab/>jp clearattris</text:p>
      <text:p text:style-name="P16"/>
      <text:p text:style-name="P16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6"><text:tab/>ret</text:p>
      <text:p text:style-name="P16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6">mend<text:tab/>equ 0</text:p>
      <text:p text:style-name="P16"><text:soft-page-break/>mxy<text:tab/>equ 128</text:p>
      <text:p text:style-name="P39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39">;;mx<text:tab/>equ 7</text:p>
      <text:p text:style-name="P39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39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2"><text:tab/>call openwindow<text:tab/></text:p>
      <text:p text:style-name="P52"><text:tab/>call flipifnecessary</text:p>
      <text:p text:style-name="P16"><text:tab/>call prtmessage1</text:p>
      <text:p text:style-name="P52"><text:tab/>call flipifnecessary</text:p>
      <text:p text:style-name="P52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2"><text:tab/>ld a,6</text:p>
      <text:p text:style-name="P52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39"><text:tab/>if computer=amstrad</text:p>
      <text:p text:style-name="P39"><text:tab/>sla a</text:p>
      <text:p text:style-name="P39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39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39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6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2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39">afterroomsetup</text:p>
      <text:p text:style-name="P39"><text:tab/>if seecoins=0</text:p>
      <text:p text:style-name="P16"><text:tab/>call putcoinsinroom</text:p>
      <text:p text:style-name="P16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39"><text:tab/>ld a,(roomno)</text:p>
      <text:p text:style-name="P39"><text:tab/>cp 127</text:p>
      <text:p text:style-name="P39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12">tryputtingdown</text:p>
      <text:p text:style-name="P12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12">inventoryrou</text:p>
      <text:p text:style-name="P12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2">nobaginvent</text:p>
      <text:p text:style-name="P12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2">distdownmenu1</text:p>
      <text:p text:style-name="P12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12">justexitinvent</text:p>
      <text:p text:style-name="P12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2">whatinslot</text:p>
      <text:p text:style-name="P12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2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2">poscheat<text:tab/>defb 0</text:p>
      <text:p text:style-name="P16">oldclock<text:tab/>defb 0</text:p>
      <text:p text:style-name="P16"><text:soft-page-break/>clock<text:tab/>defb 0</text:p>
      <text:p text:style-name="P52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2">colourtable<text:tab/>defb 2,3,4,5,6,5,4,3</text:p>
      <text:p text:style-name="P3">lastkeybyte<text:tab/>defb 0</text:p>
      <text:p text:style-name="P16">tryputdownvar<text:tab/>defb 0</text:p>
      <text:p text:style-name="P52">flipscreen<text:tab/>defb 0</text:p>
      <text:p text:style-name="P52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1-19T17:32:11.122144575</dc:date>
    <meta:editing-duration>P1DT20H2M3S</meta:editing-duration>
    <meta:editing-cycles>142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